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15.415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P1" style:family="paragraph" style:parent-style-name="Horizontal_20_Line">
      <style:text-properties fo:font-size="12pt" fo:language="fr" fo:country="BE" style:font-size-asian="12pt" style:font-size-complex="12pt"/>
    </style:style>
    <style:style style:name="P2" style:family="paragraph" style:parent-style-name="Horizontal_20_Line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UrbanTitle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UrbanTitle2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UrbanBody">
      <style:text-properties style:font-name="Times new roman"/>
    </style:style>
    <style:style style:name="P7" style:family="paragraph" style:parent-style-name="UrbanBody">
      <style:text-properties style:font-name="Times new roman" fo:font-size="12pt" style:font-size-asian="12pt" style:font-size-complex="12pt"/>
    </style:style>
    <style:style style:name="P8" style:family="paragraph" style:parent-style-name="Urban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UrbanBody">
      <style:text-properties style:font-name="Times new roman" fo:language="fr" fo:country="BE"/>
    </style:style>
    <style:style style:name="P10" style:family="paragraph" style:parent-style-name="UrbanBody">
      <style:paragraph-properties fo:text-align="center" style:justify-single-word="false"/>
      <style:text-properties style:font-name="Times new roman"/>
    </style:style>
    <style:style style:name="P11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12" style:family="paragraph" style:parent-style-name="UrbanTable">
      <style:paragraph-properties fo:text-align="start" style:justify-single-word="false"/>
      <style:text-properties style:font-name="Times New Roman" fo:font-size="12pt" fo:font-weight="normal" style:font-size-asian="10.5pt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size-asian="10.5pt"/>
    </style:style>
    <style:style style:name="P14" style:family="paragraph" style:parent-style-name="UrbanTitle2"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UrbanBody" style:list-style-name="L1"/>
    <style:style style:name="P16" style:family="paragraph" style:parent-style-name="UrbanTable" style:list-style-name="L2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voirie</text:p>
      <text:p text:style-name="UrbanBody"/>
      <text:p text:style-name="UrbanBody"><text:span text:style-name="T1"><office:annotation><dc:creator>sde </dc:creator><dc:date>2011-07-27T10:02:17</dc:date><text:p text:style-name="P17"><text:span text:style-name="T8">do text</text:span></text:p><text:p text:style-name="P17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7"><text:span text:style-name="T14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7"><text:span text:style-name="T13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Title2">AVIS TECHNIQUE</text:p>
      <text:p text:style-name="UrbanTitle2"/>
      <text:p text:style-name="P7"><text:span text:style-name="T3">Date de réception :</text:span> <text:text-input text:description="Evénement-Date de réception">tool.formatDate(urbanEventObj.getReceiptDate())</text:text-input></text:p>
      <text:p text:style-name="P7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 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3">Complèté le………..</text:p>
      <text:p text:style-name="P3">Complet  / <text:s/>Incomplet<text:tab/><text:tab/>Complet <text:s text:c="2"/>/ <text:s text:c="2"/>Incomplet</text:p>
      <text:p text:style-name="P3">Le <text:tab/><text:tab/><text:tab/><text:tab/>Le</text:p>
      <text:p text:style-name="P1"/>
      <text:p text:style-name="P6">Service(s) ou Commission(s) Extérieur(s) à consulter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<office:annotation><dc:creator>Gauthier Bastien</dc:creator><dc:date>2011-01-03T12:18:15</dc:date><text:p text:style-name="P17"><text:span text:style-name="T10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11"><office:annotation><dc:creator>Gauthier Bastien</dc:creator><dc:date>2012-01-05T14:14:03</dc:date><text:p text:style-name="P17"><text:span text:style-name="T12">do text</text:span></text:p><text:p text:style-name="P17"><text:span text:style-name="T12">from xhtml(elt.Description())</text:span></text:p></office:annotation>Description</text:p>
          </table:table-cell>
        </table:table-row>
      </table:table>
      <text:p text:style-name="P6"><text:tab/></text:p>
      <text:p text:style-name="Horizontal_20_Line"/>
      <text:p text:style-name="P4">DONNÉES INTERNES POUR BUREAU ETUDES VOIRIE.</text:p>
      <text:p text:style-name="P4"/>
      <text:p text:style-name="UrbanBody">Voirie : </text:p>
      <text:p text:style-name="UrbanBody">-Type : <text:span text:style-name="T5"><text:text-input text:description="Evénement-Date de réception">self.getValueForTemplate('roadType')</text:text-input></text:span></text:p>
      <text:p text:style-name="UrbanBody">-Revêtement : <text:span text:style-name="T5"><text:text-input text:description="Evénement-Date de réception">self.getValueForTemplate('roadCoating')</text:text-input></text:span></text:p>
      <text:p text:style-name="UrbanBody">-Équipement : </text:p>
      <text:section text:style-name="Sect1" text:name="Section2">
        <text:list xml:id="list5018865382" text:style-name="L1">
          <text:list-item>
            <text:p text:style-name="P15"><office:annotation><dc:creator>Simon Delcourt</dc:creator><dc:date>2012-06-20T10:23:43</dc:date><text:p text:style-name="P17"><text:span text:style-name="T7">do section for equipement in self.listVocabularyForTemplate('folderroadequipments', inUrbanConfig=False)</text:span></text:p></office:annotation><office:annotation><dc:creator>Simon Delcourt</dc:creator><dc:date>2012-06-20T10:38:02</dc:date><text:p text:style-name="P17"><text:span text:style-name="T11">do text if equipement[0] in self.templateRoadEquipments(self.getRoadEquipments())</text:span></text:p></office:annotation><text:span text:style-name="T5"><text:text-input text:description="Evénement-Date de réception">equipement[1]</text:text-input></text:span><text:span text:style-name="T5"><text:line-break/>Détail : </text:span><text:span text:style-name="T6"><text:text-input text:description="Bien-Parcelles">self.templateRoadEquipmentDetail(self.getRoadEquipments())[equipement[0]]</text:text-input></text:span></text:p>
          </text:list-item>
        </text:list>
      </text:section>
      <text:p text:style-name="P8"><text:soft-page-break/></text:p>
      <text:p text:style-name="P8"/>
      <text:p text:style-name="P8">Pash :</text:p>
      <text:section text:style-name="Sect1" text:name="Section1">
        <text:p text:style-name="P12">- <office:annotation><dc:creator>Gauthier Bastien</dc:creator><dc:date>2011-01-03T12:18:15</dc:date><text:p text:style-name="P17"><text:span text:style-name="T10">do section for pash in self.getValuesForTemplate('pash')</text:span></text:p></office:annotation><text:text-input text:description="Titre de l'avis">pash</text:text-input></text:p>
      </text:section>
      <text:p text:style-name="P2"/>
      <text:p text:style-name="P5">DONNÉES POUR SERVICE ADMINISTRATIF URBANISME.</text:p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21038553031" text:style-name="L2">
              <text:list-item>
                <text:p text:style-name="P16"><office:annotation><dc:creator>Gauthier Bastien</dc:creator><dc:date>2011-01-03T12:18:15</dc:date><text:p text:style-name="P17"><text:span text:style-name="T10">do row for elt in self.getSpecificFeaturesForTemplate(where=['road'])</text:span></text:p></office:annotation></text:p>
              </text:list-item>
            </text:list>
          </table:table-cell>
          <table:table-cell table:style-name="Tableau2.A1" office:value-type="string">
            <text:p text:style-name="UrbanTable"><office:annotation><dc:creator>Gauthier Bastien</dc:creator><dc:date>2011-01-03T12:39:14</dc:date><text:p text:style-name="P17"><text:span text:style-name="T10">do text</text:span></text:p><text:p text:style-name="P17"><text:span text:style-name="T10">from xhtml(elt)</text:span></text:p></office:annotation>elt.Description</text:p>
          </table:table-cell>
        </table:table-row>
      </table:table>
      <text:p text:style-name="Standard"/>
      <text:p text:style-name="Horizontal_20_Line"/>
      <text:p text:style-name="P14">AVIS</text:p>
      <text:p text:style-name="P6"/>
      <text:p text:style-name="P6"><office:annotation><dc:creator>Simon Delcourt</dc:creator><dc:date>2012-06-19T14:41:00</dc:date><text:p text:style-name="P17"><text:span text:style-name="T8">do text</text:span></text:p><text:p text:style-name="P17"><text:span text:style-name="T9">from xhtml(self.portal_urban.decorateHTML('UrbanBody',self.getTechnicalRemarks()))</text:span></text:p></office:annotation>texte de l'avis technique</text:p>
      <text:p text:style-name="P6"/>
      <text:p text:style-name="P6">-<office:annotation><dc:creator>Simon Delcourt</dc:creator><dc:date>2012-06-19T14:44:45</dc:date><text:p text:style-name="P17"><text:span text:style-name="T7">do text if urbanEventObj.getDecision() == 'favorable'</text:span></text:p></office:annotation>AVIS FAVORABLE</text:p>
      <text:p text:style-name="P6">-<office:annotation><dc:creator>Simon Delcourt</dc:creator><dc:date>2012-06-19T14:44:45</dc:date><text:p text:style-name="P17"><text:span text:style-name="T7">do text if not urbanEventObj.getDecision() == 'favorable'</text:span></text:p></office:annotation>AVIS DEFAVORABLE</text:p>
      <text:p text:style-name="P6"/>
      <text:p text:style-name="Horizontal_20_Lin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Visa Agent traitant :</text:p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au3.A1" office:value-type="string">
            <text:p text:style-name="P13">Visa Chef de service</text:p>
            <text:p text:style-name="P13"/>
            <text:p text:style-name="P13"/>
            <text:p text:style-name="P13"/>
            <text:p text:style-name="P13"/>
            <text:p text:style-name="P13">Nom du chef de service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 style:parent-style-name="UrbanBody">
      <style:paragraph-properties fo:background-color="transparent">
        <style:background-image/>
      </style:paragraph-properties>
      <style:text-properties style:text-line-through-style="soli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5T08:36:20</dc:date>
    <dc:creator>Simon Delcourt</dc:creator>
    <meta:editing-duration>PT9H39M8S</meta:editing-duration>
    <meta:editing-cycles>67</meta:editing-cycles>
    <meta:generator>LibreOffice/3.5$Linux_x86 LibreOffice_project/350m1$Build-2</meta:generator>
    <meta:document-statistic meta:table-count="3" meta:image-count="0" meta:object-count="0" meta:page-count="2" meta:paragraph-count="36" meta:word-count="142" meta:character-count="1231" meta:non-whitespace-character-count="1128"/>
  </office:meta>
</office:document-meta>
</file>